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62000001E814442437.png"/>
  <manifest:file-entry manifest:media-type="image/png" manifest:full-path="Pictures/100002010000036C000001F1EC7B74F8.png"/>
  <manifest:file-entry manifest:media-type="image/png" manifest:full-path="Pictures/1000020100000371000001ED7C97BE8D.png"/>
  <manifest:file-entry manifest:media-type="image/png" manifest:full-path="Pictures/100002010000036C000001EFA72EA26F.png"/>
  <manifest:file-entry manifest:media-type="image/png" manifest:full-path="Pictures/1000020100000367000001F2F2EA95E5.png"/>
  <manifest:file-entry manifest:media-type="image/png" manifest:full-path="Pictures/1000020100000369000001F10B2FD276.png"/>
  <manifest:file-entry manifest:media-type="image/png" manifest:full-path="Pictures/100002010000036B000001EC07DB971E.png"/>
  <manifest:file-entry manifest:media-type="image/png" manifest:full-path="Pictures/100002010000036E000001E88C6AC9E3.png"/>
  <manifest:file-entry manifest:media-type="image/png" manifest:full-path="Pictures/1000020100000365000001ED974972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8.601cm" svg:height="4.86cm" draw:z-index="0"><draw:image xlink:href="Pictures/100002010000036C000001EFA72EA26F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8.601cm" svg:height="4.835cm" draw:z-index="1"><draw:image xlink:href="Pictures/100002010000036B000001EC07DB971E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8.601cm" svg:height="4.895cm" draw:z-index="2"><draw:image xlink:href="Pictures/1000020100000369000001F10B2FD276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8.601cm" svg:height="4.812cm" draw:z-index="3"><draw:image xlink:href="Pictures/1000020100000371000001ED7C97BE8D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5" text:anchor-type="paragraph" svg:width="8.601cm" svg:height="4.877cm" draw:z-index="4"><draw:image xlink:href="Pictures/1000020100000365000001ED974972BD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6" text:anchor-type="paragraph" svg:width="8.601cm" svg:height="4.879cm" draw:z-index="5"><draw:image xlink:href="Pictures/100002010000036C000001F1EC7B74F8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7" text:anchor-type="paragraph" svg:width="8.601cm" svg:height="4.916cm" draw:z-index="6"><draw:image xlink:href="Pictures/1000020100000367000001F2F2EA95E5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8" text:anchor-type="paragraph" svg:width="8.601cm" svg:height="4.78cm" draw:z-index="7"><draw:image xlink:href="Pictures/100002010000036E000001E88C6AC9E3.png" xlink:type="simple" xlink:show="embed" xlink:actuate="onLoad"/></draw:frame></text:p>
          </table:table-cell>
        </table:table-row>
        <text:soft-page-break/>
        <table:table-row>
          <table:table-cell table:style-name="Tabella1.A2" office:value-type="string">
            <text:p text:style-name="Table_20_Contents"><draw:frame draw:style-name="fr2" draw:name="immagini9" text:anchor-type="paragraph" svg:width="8.601cm" svg:height="4.845cm" draw:z-index="8"><draw:image xlink:href="Pictures/1000020100000362000001E814442437.png" xlink:type="simple" xlink:show="embed" xlink:actuate="onLoad"/></draw:frame></text:p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10T11:16:21.29</meta:creation-date>
    <meta:document-statistic meta:table-count="1" meta:image-count="9" meta:object-count="0" meta:page-count="2" meta:paragraph-count="0" meta:word-count="0" meta:character-count="0"/>
    <dc:date>2015-10-10T11:23:21.21</dc:date>
    <dc:creator>Giovanni Gallo</dc:creator>
    <meta:editing-duration>PT7M</meta:editing-duration>
    <meta:editing-cycles>1</meta:editing-cycles>
    <meta:generator>OpenOffice/4.1.1$Win32 OpenOffice.org_project/411m6$Build-9775</meta:generator>
  </office:meta>
</office:document-meta>
</file>